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BD00000433D875F9B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24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ffffff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76cm" draw:marker-start="" draw:marker-start-width="0.406cm" draw:marker-end="Arrow_20_concave" draw:marker-end-width="0.203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text-properties fo:font-size="10pt"/>
    </style:style>
    <style:style style:name="P6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1" draw:layer="layout" svg:width="12.44cm" svg:height="9.102cm" svg:x="0.179cm" svg:y="-0.826cm">
            <draw:image xlink:href="Pictures/10000000000005BD00000433D875F9B4.jpg" xlink:type="simple" xlink:show="embed" xlink:actuate="onLoad">
              <text:p/>
            </draw:image>
          </draw:frame>
          <draw:custom-shape draw:style-name="gr2" draw:text-style-name="P2" draw:layer="layout" svg:width="1.288cm" svg:height="3.404cm" svg:x="-0.161cm" svg:y="2.66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338cm" svg:height="1.252cm" svg:x="4.037cm" svg:y="-0.7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376cm" svg:height="1.57cm" svg:x="4.972cm" svg:y="6.1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316cm" svg:height="0.635cm" svg:x="3.861cm" svg:y="7.8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17cm" svg:height="1.305cm" svg:x="3.526cm" svg:y="6.4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36cm" svg:height="0.441cm" svg:x="4.231cm" svg:y="7.32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847cm" svg:height="1.093cm" svg:x="11.287cm" svg:y="6.61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17cm" svg:height="4.904cm" svg:x="12.187cm" svg:y="2.9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61cm" svg:height="0.953cm" svg:x="12.328cm" svg:y="4.589cm">
            <text:p text:style-name="P3"><text:span text:style-name="T1">YAG laser (1064 nm)</text:span></text:p>
            <text:p text:style-name="P3"><text:span text:style-name="T1">for Raman</text:span></text:p>
            <draw:enhanced-geometry svg:viewBox="0 0 21600 21600" draw:type="rectangle" draw:enhanced-path="M 0 0 L 21600 0 21600 21600 0 21600 0 0 Z N"/>
          </draw:custom-shape>
        </draw:g>
        <draw:frame draw:style-name="gr4" draw:text-style-name="P5" draw:layer="layout" svg:width="1.611cm" svg:height="0.645cm" svg:x="4.54cm" svg:y="7.655cm">
          <draw:text-box>
            <text:p text:style-name="P4"><text:span text:style-name="T2">sample</text:span></text:p>
          </draw:text-box>
        </draw:frame>
        <draw:line draw:style-name="gr5" draw:text-style-name="P6" draw:layer="layout" svg:x1="5.322cm" svg:y1="7.764cm" svg:x2="5.307cm" svg:y2="5.9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8.8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2T21:23:35</meta:creation-date>
    <dc:creator>Jussi Eloranta</dc:creator>
    <dc:date>2007-04-02T21:28:18</dc:date>
    <dc:language>en-US</dc:language>
    <meta:editing-cycles>4</meta:editing-cycles>
    <meta:editing-duration>PT4M43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